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6710" officeooo:paragraph-rsid="000f6710"/>
    </style:style>
    <style:style style:name="P2" style:family="paragraph" style:parent-style-name="Standard">
      <style:text-properties officeooo:rsid="000f6710" officeooo:paragraph-rsid="0010fd5b"/>
    </style:style>
    <style:style style:name="P3" style:family="paragraph" style:parent-style-name="Standard">
      <style:text-properties officeooo:rsid="0010fd5b" officeooo:paragraph-rsid="0010fd5b"/>
    </style:style>
    <style:style style:name="P4" style:family="paragraph" style:parent-style-name="Standard">
      <style:text-properties officeooo:rsid="00112546" officeooo:paragraph-rsid="00112546"/>
    </style:style>
    <style:style style:name="P5" style:family="paragraph" style:parent-style-name="Standard">
      <style:text-properties officeooo:rsid="00112546" officeooo:paragraph-rsid="0012f054"/>
    </style:style>
    <style:style style:name="P6" style:family="paragraph" style:parent-style-name="Standard">
      <style:text-properties fo:font-size="26pt" fo:font-weight="bold" officeooo:rsid="000f6710" officeooo:paragraph-rsid="0010fd5b" style:font-size-asian="26pt" style:font-weight-asian="bold" style:font-size-complex="26pt" style:font-weight-complex="bold"/>
    </style:style>
    <style:style style:name="P7" style:family="paragraph" style:parent-style-name="Standard">
      <style:text-properties style:font-name="Liberation Serif" officeooo:rsid="00112546" officeooo:paragraph-rsid="00112546"/>
    </style:style>
    <style:style style:name="P8" style:family="paragraph" style:parent-style-name="Standard">
      <style:text-properties style:font-name="Liberation Serif" officeooo:rsid="0012f054" officeooo:paragraph-rsid="0012f054"/>
    </style:style>
    <style:style style:name="P9" style:family="paragraph" style:parent-style-name="Standard">
      <style:text-properties style:font-name="Liberation Serif" officeooo:rsid="0013a6b3" officeooo:paragraph-rsid="0013a6b3"/>
    </style:style>
    <style:style style:name="P10" style:family="paragraph" style:parent-style-name="Standard">
      <style:text-properties style:font-name="Liberation Serif" fo:font-size="26pt" fo:font-weight="bold" officeooo:rsid="0012f054" officeooo:paragraph-rsid="0012f054" style:font-size-asian="26pt" style:font-weight-asian="bold" style:font-size-complex="26pt" style:font-weight-complex="bold"/>
    </style:style>
    <style:style style:name="P11" style:family="paragraph" style:parent-style-name="Standard">
      <style:text-properties style:font-name="Liberation Serif" officeooo:rsid="0012f054" officeooo:paragraph-rsid="0012f054" fo:background-color="#99ff33"/>
    </style:style>
    <style:style style:name="P12" style:family="paragraph" style:parent-style-name="Standard">
      <style:text-properties officeooo:rsid="00112546" officeooo:paragraph-rsid="00112546" fo:background-color="#ff00cc"/>
    </style:style>
    <style:style style:name="P13" style:family="paragraph" style:parent-style-name="Standard">
      <style:text-properties officeooo:rsid="00169d90" officeooo:paragraph-rsid="00169d90"/>
    </style:style>
    <style:style style:name="P14" style:family="paragraph" style:parent-style-name="Standard">
      <style:text-properties officeooo:rsid="0017aad9" officeooo:paragraph-rsid="0017aad9"/>
    </style:style>
    <style:style style:name="P15" style:family="paragraph" style:parent-style-name="Standard">
      <style:text-properties officeooo:rsid="00184333" officeooo:paragraph-rsid="00184333"/>
    </style:style>
    <style:style style:name="P16" style:family="paragraph" style:parent-style-name="Standard">
      <style:text-properties style:font-name="Liberation Serif" officeooo:rsid="00173554" officeooo:paragraph-rsid="00169d90" fo:background-color="transparent"/>
    </style:style>
    <style:style style:name="P17" style:family="paragraph" style:parent-style-name="Standard">
      <style:text-properties style:font-name="Liberation Serif" officeooo:rsid="00184333" officeooo:paragraph-rsid="0017aad9" fo:background-color="transparent"/>
    </style:style>
    <style:style style:name="P18" style:family="paragraph" style:parent-style-name="Standard">
      <style:text-properties style:font-name="Liberation Serif" officeooo:rsid="00184333" officeooo:paragraph-rsid="00184333" fo:background-color="transparent"/>
    </style:style>
    <style:style style:name="P19" style:family="paragraph" style:parent-style-name="Standard">
      <style:text-properties style:font-name="Liberation Serif" officeooo:rsid="00184aca" officeooo:paragraph-rsid="00184aca" fo:background-color="transparent"/>
    </style:style>
    <style:style style:name="P20" style:family="paragraph" style:parent-style-name="Standard">
      <style:text-properties officeooo:rsid="000f6710" officeooo:paragraph-rsid="000f6710"/>
    </style:style>
    <style:style style:name="P21" style:family="paragraph" style:parent-style-name="Standard">
      <style:text-properties officeooo:rsid="0018b22d" officeooo:paragraph-rsid="0018b22d"/>
    </style:style>
    <style:style style:name="P22" style:family="paragraph" style:parent-style-name="Standard">
      <style:text-properties fo:font-weight="normal" officeooo:rsid="0018b22d" officeooo:paragraph-rsid="0018b22d" style:font-weight-asian="normal" style:font-weight-complex="normal"/>
    </style:style>
    <style:style style:name="P23" style:family="paragraph" style:parent-style-name="Standard">
      <style:text-properties fo:font-weight="normal" officeooo:rsid="0018edb5" officeooo:paragraph-rsid="0018edb5" style:font-weight-asian="normal" style:font-weight-complex="normal"/>
    </style:style>
    <style:style style:name="P24" style:family="paragraph" style:parent-style-name="Standard">
      <style:text-properties fo:font-weight="normal" officeooo:rsid="001a5440" officeooo:paragraph-rsid="001a5440" style:font-weight-asian="normal" style:font-weight-complex="normal"/>
    </style:style>
    <style:style style:name="P25" style:family="paragraph" style:parent-style-name="Standard">
      <style:text-properties fo:font-weight="normal" officeooo:rsid="001ad532" officeooo:paragraph-rsid="001ad532" style:font-weight-asian="normal" style:font-weight-complex="normal"/>
    </style:style>
    <style:style style:name="P26" style:family="paragraph" style:parent-style-name="Standard">
      <style:text-properties fo:font-style="normal" fo:font-weight="normal" officeooo:rsid="001c855e" officeooo:paragraph-rsid="001c855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rsid="001c855e" officeooo:paragraph-rsid="001c855e"/>
    </style:style>
    <style:style style:name="P28" style:family="paragraph" style:parent-style-name="Standard">
      <style:text-properties fo:font-size="10.5pt" fo:font-style="italic" fo:font-weight="bold" officeooo:rsid="001c855e" officeooo:paragraph-rsid="001c855e" style:font-size-asian="10.5pt" style:font-style-asian="italic" style:font-weight-asian="bold" style:font-size-complex="10.5pt" style:font-style-complex="italic" style:font-weight-complex="bold"/>
    </style:style>
    <style:style style:name="P29" style:family="paragraph" style:parent-style-name="Standard">
      <style:text-properties fo:font-size="12pt" fo:font-style="normal" fo:font-weight="normal" officeooo:rsid="001c855e" officeooo:paragraph-rsid="001c855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officeooo:rsid="001c890b" officeooo:paragraph-rsid="001c890b"/>
    </style:style>
    <style:style style:name="P31" style:family="paragraph" style:parent-style-name="Standard">
      <style:text-properties officeooo:rsid="001cb1af" officeooo:paragraph-rsid="001cb1af"/>
    </style:style>
    <style:style style:name="T1" style:family="text">
      <style:text-properties officeooo:rsid="0010fd5b"/>
    </style:style>
    <style:style style:name="T2" style:family="text">
      <style:text-properties officeooo:rsid="00112546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112546" fo:background-color="transparent" loext:char-shading-value="0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background-color="transparent" loext:char-shading-value="0"/>
    </style:style>
    <style:style style:name="T7" style:family="text">
      <style:text-properties style:font-name="Liberation Serif" officeooo:rsid="00112546" fo:background-color="transparent" loext:char-shading-value="0"/>
    </style:style>
    <style:style style:name="T8" style:family="text">
      <style:text-properties style:font-name="Liberation Serif" officeooo:rsid="00173554" fo:background-color="transparent" loext:char-shading-value="0"/>
    </style:style>
    <style:style style:name="T9" style:family="text">
      <style:text-properties style:font-name="Liberation Serif" officeooo:rsid="00184333" fo:background-color="transparent" loext:char-shading-value="0"/>
    </style:style>
    <style:style style:name="T10" style:family="text">
      <style:text-properties style:font-name="Liberation Serif" fo:font-style="italic" fo:background-color="transparent" loext:char-shading-value="0" style:font-style-asian="italic" style:font-style-complex="italic"/>
    </style:style>
    <style:style style:name="T11" style:family="text">
      <style:text-properties officeooo:rsid="0013a6b3"/>
    </style:style>
    <style:style style:name="T12" style:family="text">
      <style:text-properties officeooo:rsid="00112546" fo:background-color="transparent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8edb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9" style:family="text">
      <style:text-properties fo:font-size="10.5pt" fo:font-style="italic" fo:font-weight="bold" officeooo:rsid="001c890b" style:font-size-asian="10.5pt" style:font-style-asian="italic" style:font-weight-asian="bold" style:font-size-complex="10.5pt" style:font-style-complex="italic" style:font-weight-complex="bold"/>
    </style:style>
    <style:style style:name="T20" style:family="text">
      <style:text-properties officeooo:rsid="001cb1af"/>
    </style:style>
    <style:style style:name="T21" style:family="text">
      <style:text-properties officeooo:rsid="001cf0b8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нализ стихотворения</text:p>
      <text:p text:style-name="P1"/>
      <text:p text:style-name="P1">1. Александр Сергеевич Пушкин, «Я памятник себе воздвиг нерукотворный».</text:p>
      <text:p text:style-name="P1">2. Написано 21 августа 1836 года. Было найдено в архивах Александра Сергеевича уже после его смерти. Василием Жуковским были внесены литературные правки, впоследствии же стихотворение внесли в посмертный сборник произведений Александра Сергеевича Пушкина.</text:p>
      <text:p text:style-name="P2">3. Существуют различные мнения о самом смысле стихотворения, который в него вкладывал автор. Одни говорят, что это своего рода «литературное завещание», что смерть Пушкину предсказала гадалка, что он знал не только дату, но и точное время своей смерти, и поэтому за 4 месяца до гибели написал это стихотворение. Другие уверены, что это лишь перевод оды Горация «<text:span text:style-name="T1">Ad Melpomenem</text:span>», <text:span text:style-name="T1">потому что Пушкин взял первые два слова этого стихотворения в качестве эпиграфа</text:span>. <text:span text:style-name="T1">До Пушкина существовала традиция написания стихотворений на эту тему. Стихотворения написали еще несколько поэтов, в их числе Гавриил Державин:</text:span></text:p>
      <text:p text:style-name="P2"><text:s/></text:p>
      <text:section text:style-name="Sect1" text:name="Раздел1">
        <text:p text:style-name="P6">«<text:span text:style-name="T2">Памятник»</text:span></text:p>
        <text:p text:style-name="P2"/>
        <text:p text:style-name="P3">Я памятник себе воздвиг чудесный, вечный,</text:p>
        <text:p text:style-name="P3">Металлов тверже он и выше пирамид;</text:p>
        <text:p text:style-name="P3">Ни вихрь его, ни гром не сломит быстротечный,</text:p>
        <text:p text:style-name="P3">И времени полет его не сокрушит.</text:p>
        <text:p text:style-name="P3">Так! - весь я не умру; но часть меня большая,</text:p>
        <text:p text:style-name="P4">От тлена убежав, по смерти станет жить,</text:p>
        <text:p text:style-name="P4">И слава возрастет моя, не увядая,</text:p>
        <text:p text:style-name="P5">Доколь славянов род вселенна будет чтить.</text:p>
        <text:p text:style-name="P5">Слух пр<text:span text:style-name="T3">ó</text:span>йдет обо мне от Белых вод до Черных,</text:p>
        <text:p text:style-name="P4">Где Волга, Дон, Нева, с Рифея льет Урал;</text:p>
        <text:p text:style-name="P4">Всяк будет помнить то в народах неисчетных,</text:p>
        <text:p text:style-name="P4">Как из безвестности я тем известен стал,</text:p>
        <text:p text:style-name="P4">Что первый я дерзнул в забавном русском слоге</text:p>
        <text:p text:style-name="P4">О добродетелях Фелицы возгласить,</text:p>
        <text:p text:style-name="P4">В сердечной простоте беседовать о боге</text:p>
        <text:p text:style-name="P4">И истину царям с улыбкой говорить.</text:p>
        <text:p text:style-name="P4">О Муза! Возгордись заслугой справедливой,</text:p>
        <text:p text:style-name="P12">И пр<text:span text:style-name="T3">ѐ</text:span><text:span text:style-name="T5">зрит кто тебя, сама тех презирай;</text:span></text:p>
        <text:p text:style-name="P7">Непринужденною рукой, неторопливой,</text:p>
        <text:p text:style-name="P7">Чело твое зарей бессмертия венчай.</text:p>
        <text:p text:style-name="P7"/>
        <text:p text:style-name="P10">«Я памятник себе воздвиг нерукотворный»</text:p>
        <text:p text:style-name="P8"/>
        <text:p text:style-name="P8">Я памятник себе воздвиг нерукотворный,</text:p>
        <text:p text:style-name="P11">К нему не зарастет народная тропа,</text:p>
        <text:p text:style-name="P8">Вознесся выше он главою непокорной</text:p>
        <text:p text:style-name="P8"><text:tab/>Александрийского столпа.</text:p>
        <text:p text:style-name="P8"/>
        <text:p text:style-name="P8">Нет, весь я не умру — душа в заветной лире</text:p>
        <text:p text:style-name="P8">Мой прах переживет и тленья избежит -</text:p>
        <text:p text:style-name="P8">И <text:span text:style-name="T11">славен буду я, доколь в подлунном мире</text:span></text:p>
        <text:p text:style-name="P8"><text:tab/><text:span text:style-name="T11">Жив будет хоть один пиит.</text:span></text:p>
        <text:p text:style-name="P8"/>
        <text:p text:style-name="P9">Слух обо мне пройдет по всей Руси великой,</text:p>
        <text:p text:style-name="P9">И назовет меня всяк сущий в ней язык,</text:p>
        <text:p text:style-name="P9">И гордый внук славян, и финн, и ныне дикий</text:p>
        <text:p text:style-name="P9"><text:tab/>Тунгус, и друг степей калмык.</text:p>
        <text:p text:style-name="P9"/>
        <text:p text:style-name="P9">И долго буду тем любезен я народу,</text:p>
        <text:p text:style-name="P9">Что чувства добрые я лирой пробуждал,</text:p>
        <text:p text:style-name="P9">Что в мой жестокий век восславил я свободу</text:p>
        <text:p text:style-name="P9"><text:tab/>И милость к падшим призывал.</text:p>
        <text:p text:style-name="P9"/>
        <text:p text:style-name="P9">Веленью божию, о муза, будь послушна,</text:p>
        <text:p text:style-name="P9">Обиды не страшась, не требуя венца;</text:p>
        <text:p text:style-name="P9">Хвалу и клевету приемли равнодушно</text:p>
        <text:p text:style-name="P9"><text:tab/>И не оспаривай глупца.</text:p>
      </text:section>
      <text:p text:style-name="P1"/>
      <text:p text:style-name="P13">Ds dct ujdyj!</text:p>
      <text:p text:style-name="P13"/>
      <text:p text:style-name="P13">У Державина есть фраза «<text:span text:style-name="T12">И пр</text:span><text:span text:style-name="T4">ѐ</text:span><text:span text:style-name="T7">зрит кто тебя, сама тех презирай». </text:span><text:span text:style-name="T6">У него Муза непослушна, непокорна, она презирает тех, кто относится к ней неподобающе. У Пушкина же она смиренна, она принимает равнодушно хвалу и клевету. Далее, у Пушкина есть фраза «К нему </text:span><text:soft-page-break/><text:span text:style-name="T6">не зарастет народная тропа». Это говорит о том, что Пушкин служил народу. У Державина же такой фразы нет. Да, конечно, у него тоже есть фраза о славе, но о служении народу в стихотворении ни слова. </text:span><text:span text:style-name="T8">Державин: «И истину царям с улыбкой говорить». Это как бы подразумевает, что он видит поэзию наравне с царями. А у Пушкина («Вознесся выше он главою непокорной / Александрийского столпа») поэзия выше царей. Александрийский столп — колонна, поставленная в честь царя Александра I на Дворцовой площади в Петербурге. Поэзия возносится выше Александрийского столпа, то есть выше Александра I.</text:span></text:p>
      <text:p text:style-name="P16"/>
      <text:p text:style-name="P14"><text:span text:style-name="T6">Стихотворение Александра Пушкина «Я памятник себе воздвиг нерукотворный» написано хореем</text:span><text:span text:style-name="T9">.</text:span></text:p>
      <text:p text:style-name="P17"/>
      <text:p text:style-name="P15"><text:span text:style-name="T9">Н</text:span><text:span text:style-name="T6">апр.,</text:span></text:p>
      <text:p text:style-name="P15"><text:span text:style-name="T6">«</text:span><text:span text:style-name="T10">Я пАмятнИк себЕ воздвИг нерУкотвОрный</text:span><text:span text:style-name="T6">».</text:span></text:p>
      <text:p text:style-name="P18">В прозе слово не может иметь два ударения, а в стихотворении оно как бы его приобретает, и, хотя мы особо не выделяем второе ударение, мы все равно его чувствуем, и таким образом стихотворение сохраняет в своем ритме хорей.</text:p>
      <text:p text:style-name="P18"/>
      <text:p text:style-name="P19">Строфа — это часть стихотворения, состоящая из N-нного количества строчек. В каждом стихотворении значение N разное. Бывают строфы по 7 строк, по 8, но самое распространенное значение N — четыре.</text:p>
      <text:p text:style-name="P19"/>
      <text:p text:style-name="P19">В строфе (если это, конечно, не белый стих) обязательно должна быть рифма.</text:p>
      <text:p text:style-name="P19">Рифма — это когда два слова внутри или в двух разных строках рифмуются, то есть их части от ударения до конца слова звучат одинаково (пример: меч — печь).</text:p>
      <text:p text:style-name="P1"/>
      <text:p text:style-name="P21">В стихотворении Пушкина «Я памятник себе воздвиг нерукотворный» строфа состоит из 4 строк, объединенных перекрестной рифмой ABAB.</text:p>
      <text:p text:style-name="P21"/>
      <text:p text:style-name="P21">Напр.,</text:p>
      <text:p text:style-name="P21">Я памятник себе воздвиг нерукотвор<text:span text:style-name="T13">ный,</text:span></text:p>
      <text:p text:style-name="P22">К нему не зарастет народная тро<text:span text:style-name="T13">па,</text:span></text:p>
      <text:p text:style-name="P22">Вознесся выше он главою непокорн<text:span text:style-name="T13">ой</text:span></text:p>
      <text:p text:style-name="P22"><text:span text:style-name="T13"><text:tab/></text:span>Александрийского стол<text:span text:style-name="T13">па.</text:span></text:p>
      <text:p text:style-name="P22"><text:span text:style-name="T14"/></text:p>
      <text:p text:style-name="P22">Анжамбман — перенос строки в том месте, где пауза в предложении не предполагается, то есть внезапный разрыв строки. Он создает эффект неожиданности, и благодаря этому эффекту фокусирует внимание читателя на переносимых словах, то есть начала строки и конца строки с анжамбманом.</text:p>
      <text:p text:style-name="P22"/>
      <text:p text:style-name="P22">В стихотворении Пушкина «Я памятник себе воздвиг нерукотворный» внезапные переносы строки возникают <text:span text:style-name="T15">в местах рифмы в первой половине стихотворения, т. е. в первой, второй и третьей строфе.</text:span></text:p>
      <text:p text:style-name="P22"/>
      <text:p text:style-name="P23">Первый анжамбман — непокорной / Александрийского столпа.</text:p>
      <text:p text:style-name="P23">Это именно то, чего нет в стихотворении Державина, Державин беседует с царями так, как будто они оба (царь и Державин) части от чего-то единого, чего-то целого, Пушкин же подчеркивает слова <text:span text:style-name="T16">главою непокорной, </text:span><text:span text:style-name="T17">ему важно, что она именно непокорная, он ставит себя выше царей!</text:span></text:p>
      <text:p text:style-name="P24"><text:span text:style-name="T17">Второй анжамбман — лире / мой прах переживет.</text:span></text:p>
      <text:p text:style-name="P24"><text:span text:style-name="T17">Лира — инструмент поэта. Поэт имеет в виду, что как человек он умрет, но его поэзия останется как инструмент, что она будет важной для людей будущего.</text:span></text:p>
      <text:p text:style-name="P24"><text:span text:style-name="T17">Третий анжамбман — в подлунном мире / жив будет.</text:span></text:p>
      <text:p text:style-name="P24"><text:soft-page-break/><text:span text:style-name="T17">Этим Пушкин как бы еще раз подтверждает, что он будет жить после смерти в своих произведениях. Ключевое слово «мир» задает нам противопоставление сиюминутного мира и вышнего, </text:span><text:span text:style-name="T16">горнего, </text:span><text:span text:style-name="T17">то есть быстротекущего и вечного, противопоставление суеты нашего мира и спокойствия верхнего. И слово «жив», которое тоже оказывается на стыке анжамбмана, подчеркивает идею, что поэт будет жить, даже после смерти, в вечности.</text:span></text:p>
      <text:p text:style-name="P24"><text:span text:style-name="T17">Четвертый анжамбман — дикий / Тунгус.</text:span></text:p>
      <text:p text:style-name="P24"><text:span text:style-name="T17">Здесь подчеркивается то, что даже в диких ныне странах Пушкина потом будут почитать, как великого поэта, а также, что он несет свет, свет знания. Что сейчас дикий человек потом, благодаря поэзии, станет образованным.</text:span></text:p>
      <text:p text:style-name="P24"><text:span text:style-name="T17"/></text:p>
      <text:p text:style-name="P24"><text:span text:style-name="T17">Почему анжамбманы сосредоточены в первой половине стихотворения?</text:span></text:p>
      <text:p text:style-name="P25"><text:span text:style-name="T17">Потому что в первых трех строфах автор вводит основную мысль стихотворения, далее же он может расслабиться и лишь подчеркивать уже введенную мысль.</text:span></text:p>
      <text:p text:style-name="P25"><text:span text:style-name="T17"/></text:p>
      <text:p text:style-name="P26">Привожу разбор ритма:</text:p>
      <text:p text:style-name="P26"/>
      <text:p text:style-name="P26">U — безударный слог</text:p>
      <text:p text:style-name="P26">O — пропущенное ударение</text:p>
      <text:p text:style-name="P26">I — ударение</text:p>
      <text:p text:style-name="P26"/>
      <text:p text:style-name="P28">UIUOUIUIUOUI</text:p>
      <text:p text:style-name="P28">UIUOUIUIUOUI</text:p>
      <text:p text:style-name="P28">UIUIUOUIUOUIU</text:p>
      <text:p text:style-name="P28">UOUIUOUI</text:p>
      <text:p text:style-name="P28"/>
      <text:p text:style-name="P28">UIUOUIUIUIUIU</text:p>
      <text:p text:style-name="P28">UIUOUIUIUOUI</text:p>
      <text:p text:style-name="P28">UIUIUOUIUIUIU</text:p>
      <text:p text:style-name="P28">UIUOUIUI</text:p>
      <text:p text:style-name="P28"/>
      <text:p text:style-name="P28">UOUIUIUIUIUIU</text:p>
      <text:p text:style-name="P28">UOUIUIUIUIUI</text:p>
      <text:p text:style-name="P28">UIUIUIUIUIUIU</text:p>
      <text:p text:style-name="P28">UIUIUIUI</text:p>
      <text:p text:style-name="P28"/>
      <text:p text:style-name="P28">UIUIUIUIUIUIU</text:p>
      <text:p text:style-name="P28">UIUIUOUIUOUI</text:p>
      <text:p text:style-name="P28">UIUIUIUIUIUIU</text:p>
      <text:p text:style-name="P28">UIUIUIUO</text:p>
      <text:p text:style-name="P28"/>
      <text:p text:style-name="P28">UIUIUOUIUIUIU</text:p>
      <text:p text:style-name="P28">UIUOUIUIUOUI</text:p>
      <text:p text:style-name="P28">UIUOUIUIUOUIU</text:p>
      <text:p text:style-name="P28">UOUIUOUI</text:p>
      <text:p text:style-name="P28"/>
      <text:p text:style-name="P29">Мы видим, что перебоев в ритме нет. Стихотворение очень ритмически упорядочено.</text:p>
      <text:p text:style-name="P29">Строфы формируются с использованием как мужской, так и женской рифмы.</text:p>
      <text:p text:style-name="P29"/>
      <text:p text:style-name="P29">Анализ рифмы:</text:p>
      <text:p text:style-name="P29"/>
      <text:p text:style-name="P27"><text:span text:style-name="T19">Ж</text:span><text:span text:style-name="T18"> М Ж М, Ж М Ж М, Ж М Ж </text:span><text:span text:style-name="T19">М</text:span><text:span text:style-name="T18">, Ж М Ж М, </text:span><text:span text:style-name="T19">Ж М Ж М.</text:span></text:p>
      <text:p text:style-name="P1"/>
      <text:p text:style-name="P30">Все строфы записаны совершенно стандартным чередованием женской и мужской рифмы. Таким образом, мы видим, что с точки зрения ритма и рифмовки это своего рода образец поэтического и метрического искусства.</text:p>
      <text:p text:style-name="P30"><text:soft-page-break/>В первой строфе автор говорит о памятнике, о своей славе и возношении поэзии выше царей и дворян.</text:p>
      <text:p text:style-name="P30">Во второй строфе Пушкин сообщает, что его произведения будут знаменитыми и что он не умрет полностью, что какая-то его часть всегда будет жить в произведениях.</text:p>
      <text:p text:style-name="P30">В третьей строфе он говорит, что его произведения распространятся по всей Руси, что слава поэзии умножится, что она будет нести свет в дикую тайгу Сибири, и что все народы будут его знать.</text:p>
      <text:p text:style-name="P30">В четвертой строфе <text:span text:style-name="T20">Пушкин возвращается к теме народного просвещения, говорит, что ценность его как поэта в том, что он просвещал народ.</text:span></text:p>
      <text:p text:style-name="P31">Наконец, в пятой строфе он дает обычную для оды концовку — обращение к музе — и выводит мораль, тем самым выдерживая стандартную схем оды. Мораль такова, что сиюминутный (подлунный) мир не должен влиять на поэзию и на мир вышний (горний).</text:p>
      <text:p text:style-name="P31"/>
      <text:p text:style-name="P31">Анализ лексики:</text:p>
      <text:p text:style-name="P31"/>
      <text:p text:style-name="P31">Повторяющиеся слова: я, народ, <text:span text:style-name="T21">лира.</text:span></text:p>
      <text:p text:style-name="P1"/>
      <text:p text:style-name="P1">Exegi monumentum aere perennius</text:p>
      <text:p text:style-name="P1">regalique situ pyramidum altius,</text:p>
      <text:p text:style-name="P1">quod non imber edax, non aquilo impotens</text:p>
      <text:p text:style-name="P1">possit diruere aut innumerabilis</text:p>
      <text:p text:style-name="P1">annorum series et fuga temporum.</text:p>
      <text:p text:style-name="P1">Non omnis moriar multaque pars mei</text:p>
      <text:p text:style-name="P1">vitabit Libitinam; usque ego postera</text:p>
      <text:p text:style-name="P1">crescam laude recens, dum Capitolium</text:p>
      <text:p text:style-name="P1">scandet cum tacita virgine pontifex</text:p>
      <text:p text:style-name="P1">dicar, qua violens obstrepit Aufidus</text:p>
      <text:p text:style-name="P1">et qua pauper aquae Daunus agrestium</text:p>
      <text:p text:style-name="P1">regnavit populorum, ex humili potens,</text:p>
      <text:p text:style-name="P1">princeps Aeolium carmen ad Italos</text:p>
      <text:p text:style-name="P1">deduxisse modos sume superbiam</text:p>
      <text:p text:style-name="P1">quaesitam meritis et mihi Delphica</text:p>
      <text:p text:style-name="P1">lauro cinge volens, Melpomene, com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15:39.524160085</meta:creation-date>
    <meta:editing-duration>PT26M9S</meta:editing-duration>
    <meta:editing-cycles>5</meta:editing-cycles>
    <meta:generator>LibreOffice/5.1.6.2$Linux_x86 LibreOffice_project/10m0$Build-2</meta:generator>
    <dc:date>2018-04-10T14:51:15.419718210</dc:date>
    <meta:document-statistic meta:table-count="0" meta:image-count="0" meta:object-count="0" meta:page-count="4" meta:paragraph-count="126" meta:word-count="1290" meta:character-count="8418" meta:non-whitespace-character-count="7229"/>
  </office:meta>
</office:document-meta>
</file>